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C2000000B9B9C8FA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11.427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1.92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152cm" fo:margin-bottom="0cm" fo:line-height="115%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" fo:font-size="32pt" style:letter-kerning="true" style:font-name-asian="Droid Sans Fallback" style:font-size-asian="32pt" style:font-name-complex="Droid Sans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1.427cm" svg:x="1.4cm" svg:y="0.382cm" presentation:class="title" presentation:user-transformed="true">
          <draw:text-box>
            <text:p><text:span text:style-name="T1"><text:line-break/></text:span><text:span text:style-name="T1">Programmer’s introduction to</text:span><text:span text:style-name="T1"><text:line-break/></text:span><text:line-break/>ImgLib2 and BigDataViewer<text:line-break/><text:line-break/><text:span text:style-name="T1">Vladimír Ulman, Tobias Pietzsch</text:span><text:span text:style-name="T2"><text:line-break/></text:span><text:span text:style-name="T3"> </text:span><text:span text:style-name="T2"><text:line-break/></text:span><text:span text:style-name="T2">CEITEC MUNI, Brno, CZE</text:span><text:span text:style-name="T2"><text:line-break/></text:span><text:span text:style-name="T2">Oct 2023</text:span></text:p>
          </draw:text-box>
        </draw:frame>
        <draw:frame draw:style-name="gr1" draw:text-style-name="P1" draw:layer="layout" svg:width="27.999cm" svg:height="2.309cm" svg:x="0.049cm" svg:y="13.128cm">
          <draw:image xlink:href="Pictures/10000000000008C2000000B9B9C8FA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925cm" svg:x="1.4cm" svg:y="0.628cm" presentation:class="title" presentation:user-transformed="true">
          <draw:text-box>
            <text:p>ImgLib2</text:p>
          </draw:text-box>
        </draw:frame>
        <draw:frame presentation:style-name="pr4" draw:layer="layout" svg:width="25.199cm" svg:height="11.286cm" svg:x="1.4cm" svg:y="3.419cm" presentation:class="outline" presentation:user-transformed="true">
          <draw:text-box>
            <text:list text:style-name="L2">
              <text:list-item>
                <text:p>Java library to hold and manipulate <text:span text:style-name="T4">n</text:span>-dimensional data, preferably image data</text:p>
              </text:list-item>
              <text:list-item>
                <text:p>Backbone of the ImageJ2/Fiji projects</text:p>
              </text:list-item>
              <text:list-item>
                <text:p>Primary features:</text:p>
                <text:list>
                  <text:list-item>
                    <text:p>Strong decoupling of (image processing) algorithms development and data management</text:p>
                  </text:list-item>
                  <text:list-item>
                    <text:p>Lazy (evaluation) paradig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925cm" svg:x="1.4cm" svg:y="0.628cm" presentation:class="title" presentation:user-transformed="true">
          <draw:text-box>
            <text:p text:style-name="P3">ImgLib2</text:p>
          </draw:text-box>
        </draw:frame>
        <draw:frame presentation:style-name="pr4" draw:layer="layout" svg:width="25.199cm" svg:height="11.286cm" svg:x="1.4cm" svg:y="3.419cm" presentation:class="outline" presentation:user-transformed="true">
          <draw:text-box>
            <text:list text:style-name="L2">
              <text:list-item>
                <text:p>Offers</text:p>
                <text:list>
                  <text:list-item>
                    <text:p>High-level, front-end programming interfaces</text:p>
                  </text:list-item>
                  <text:list-item>
                    <text:p>Low-level, back-end various storage strategies<text:line-break/></text:p>
                  </text:list-item>
                </text:list>
              </text:list-item>
              <text:list-item>
                <text:p>Designed</text:p>
                <text:list>
                  <text:list-item>
                    <text:p>For high-performance</text:p>
                  </text:list-item>
                  <text:list-item>
                    <text:p>To be extensible<text:line-break/></text:p>
                  </text:list-item>
                </text:list>
              </text:list-item>
              <text:list-item>
                <text:p text:style-name="P4"><text:span text:style-name="T5">More in the course sources and notebook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.925cm" svg:x="1.4cm" svg:y="0.028cm" presentation:class="title" presentation:user-transformed="true">
          <draw:text-box>
            <text:p text:style-name="P3">ImgLib2</text:p>
          </draw:text-box>
        </draw:frame>
        <draw:frame presentation:style-name="pr5" draw:text-style-name="P6" draw:layer="layout" svg:width="25.199cm" svg:height="13.115cm" svg:x="1.4cm" svg:y="2.094cm" presentation:class="outline" presentation:user-transformed="true">
          <draw:text-box>
            <text:list text:style-name="L2">
              <text:list-item>
                <text:p text:style-name="P6">Layers: Interfaces, Abstract Classes, Implementations</text:p>
              </text:list-item>
              <text:list-item>
                <text:p text:style-name="P6">Hierarchy of types, “responsibility layers”</text:p>
              </text:list-item>
              <text:list-item>
                <text:p text:style-name="P6">Breaks problems into atoms, plus various points of views<text:line-break/></text:p>
              </text:list-item>
              <text:list-item>
                <text:p text:style-name="P6">Represents “grid-organized data” in computer memory</text:p>
              </text:list-item>
              <text:list-item>
                <text:p text:style-name="P6">Doesn’t do I/O (not even showing on the screen)</text:p>
              </text:list-item>
              <text:list-item>
                <text:p text:style-name="P6">But offers several data storage strategies</text:p>
                <text:list>
                  <text:list-item>
                    <text:p text:style-name="P6">Several grid configurations &amp; data marshaling</text:p>
                  </text:list-item>
                  <text:list-item>
                    <text:p text:style-name="P6">Lazy (Late) access to data<text:line-break/></text:p>
                  </text:list-item>
                </text:list>
              </text:list-item>
              <text:list-item>
                <text:p text:style-name="P6">Offers:</text:p>
                <text:list>
                  <text:list-item>
                    <text:p text:style-name="P6">Grid manipulation → Views</text:p>
                  </text:list-item>
                  <text:list-item>
                    <text:p text:style-name="P6">Data manipulation → Converters</text:p>
                  </text:list-item>
                  <text:list-item>
                    <text:p text:style-name="P6">Basic Image processing → ImgLib2-* family of librarie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.925cm" svg:x="1.4cm" svg:y="0.628cm" presentation:class="title" presentation:user-transformed="true">
          <draw:text-box>
            <text:p>BigDataViewer</text:p>
          </draw:text-box>
        </draw:frame>
        <draw:frame presentation:style-name="pr4" draw:layer="layout" svg:width="25.199cm" svg:height="11.286cm" svg:x="1.4cm" svg:y="3.419cm" presentation:class="outline" presentation:user-transformed="true">
          <draw:text-box>
            <text:list text:style-name="L2">
              <text:list-item>
                <text:p>Java application and library to display <text:span text:style-name="T4">n</text:span>-dimensional image data</text:p>
              </text:list-item>
              <text:list-item>
                <text:p>Available by default in the ImageJ2/Fiji projects</text:p>
              </text:list-item>
              <text:list-item>
                <text:p>Primary features:</text:p>
                <text:list>
                  <text:list-item>
                    <text:p>Flexible API</text:p>
                  </text:list-item>
                  <text:list-item>
                    <text:p>Central viewer in several other applications<text:line-break/>(e.g., BigStitcher, Labkit, Mastodon)</text:p>
                  </text:list-item>
                  <text:list-item>
                    <text:p>Tiles (aka Chunks, Blocks) and (Resolution) Pyrami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.925cm" svg:x="1.4cm" svg:y="0.628cm" presentation:class="title" presentation:user-transformed="true">
          <draw:text-box>
            <text:p>BigDataViewer</text:p>
          </draw:text-box>
        </draw:frame>
        <draw:frame presentation:style-name="pr4" draw:layer="layout" svg:width="25.199cm" svg:height="11.286cm" svg:x="1.4cm" svg:y="3.419cm" presentation:class="outline" presentation:user-transformed="true">
          <draw:text-box>
            <text:list text:style-name="L2">
              <text:list-item>
                <text:p>Offers</text:p>
                <text:list>
                  <text:list-item>
                    <text:p>Displaying several images in the same window</text:p>
                  </text:list-item>
                  <text:list-item>
                    <text:p>GUI to control the display regimes<text:line-break/></text:p>
                  </text:list-item>
                </text:list>
              </text:list-item>
              <text:list-item>
                <text:p>Designed</text:p>
                <text:list>
                  <text:list-item>
                    <text:p>To show images of different orientation &amp; resolution</text:p>
                  </text:list-item>
                  <text:list-item>
                    <text:p>To load only necessary data, to load in the background<text:line-break/></text:p>
                  </text:list-item>
                </text:list>
              </text:list-item>
              <text:list-item>
                <text:p text:style-name="P4"><text:span text:style-name="T5">More in the course sources and notebook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Ulman</meta:initial-creator>
    <meta:creation-date>2023-11-16T09:54:16.076474793</meta:creation-date>
    <dc:date>2024-04-16T08:05:02.999025259</dc:date>
    <meta:editing-duration>PT58M47S</meta:editing-duration>
    <meta:editing-cycles>8</meta:editing-cycles>
    <meta:generator>LibreOffice/24.2.2.2$Linux_X86_64 LibreOffice_project/420$Build-2</meta:generator>
    <meta:print-date>2024-04-16T08:01:29.598765850</meta:print-date>
    <meta:printed-by>PDF files</meta:printed-by>
    <meta:document-statistic meta:object-count="45"/>
  </office:meta>
</office:document-meta>
</file>